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Epätietoisuutta seksuaalisesta suuntautumisestani</text:p>
      <text:p text:style-name="P5"/>
      <text:p text:style-name="P6">17 elo 2015</text:p>
      <text:p text:style-name="P7"/>
      <text:p text:style-name="P8">Hei, olen 23-vuotias mies. Muutama vuosi sitten huomasin itsessäni minulle<text:s/>oudon piirteen: kiihotun homopornosta. Tuo asia on itselleni jotenkin niin ristiriitainen ja outo, kun olen aina ollut ihastunut ja seurustellut tyttöjen kanssa, kenestäkään pojasta en ole kiinnostunut, muuta kuin kavereina. En välittänyt asiasta sen kummemmin, enkä varsinaisesti yrittänyt kieltää tuota taipumusta minussa. Jostain syystä tuo asia on nyt noussut pinnalle ja mietin sitä ja ahdistun, se tuntuu jotenkin "ei-halutulta" piirteeltä minussa, miksi tuollainen piti nousta esille.<text:line-break/><text:line-break/>Tällä hetkellä seurustelen transnaisen kanssa, ihastuin häneen ihmisenä, en edes tiennyt hänen transsukupuolisuudestaan seurustelun alkuvaiheessa ja se oli minulle melkoinen shokki. Olen kumminkin hyväksynyt asian. Hänen kanssaan seksi toimii, tällöin olen läsnä tilanteessa<text:s/>ja nautin hänestä. (En tunne kiihotusta hänen sukuelimiä kohtaan ja ne on jätetty rauhaan yhteisymmärryksessä.) Joskus muina aikoina tuo taipumukseni kiihottua homopornosta alkaa tuntua tosi ahdistavalta ja se saa masentuneeksi ja epäkelvon oloiseksi. Olen sanonut hänelle asiasta ja hän ymmärtää ja pitää minua rohkeana, kun en salaile mitään, minusta tuntui, että on velvollisuuteni sanoa hänelle tästä mielestäni huonosta ominaisuudesta minussa.<text:line-break/><text:line-break/>Joskus olen taas lukenut juttuja miehistä, jotka ovat tulleet<text:s/>kaapista kymmenien vuosien avioliiton jälkeen. Tuollaiset tarinat kauhistuttaa minua. Entä jos minä tietämättäni elänkin valheessa ja joskus vasta sen ikäisenä tajuan oman suuntautumiseni, pilaan samalla parisuhteen ja toisen elämän. Kaikki tuntuu välillä<text:s/>niin epävarmalta ja oudolta. Onnellisimmillaan olen ehkä silloin, kun tuollaisia ahdistavia seksijuttuja ei tarvitse edes ajatella.</text:p>
      <text:p text:style-name="P9"/>
      <text:p text:style-name="P10">[Nimimerkki poistettu]</text:p>
      <text:p text:style-name="P11"/>
      <text:p text:style-name="P12"/>
      <text:p text:style-name="P13">Vastaus</text:p>
      <text:p text:style-name="P14"/>
      <text:p text:style-name="P15">Hei<text:line-break/><text:line-break/>Olet huomannut seksuaalisuudessasi kaksijakoisuutta. Toisaalta olet aina ihastunut vain tyttöihin/naisiin etkä ole ollut kiinnostunut pojista/miehistä. Toisaalta olet huomannut että homoporno kiihottaa sinua. Tämän jälkimmäisen puolen seksuaalisuudestasi koet uhkana parisuhteellesi. Olet halunnut olla rehellinen tästäkin kumppanillesi, mikä osoittaa että arvostat suhdetta hänen kanssaan. Mietit nyt sitä että oletko sittenkin homo.<text:s/><text:line-break/><text:line-break/>Seksuaalisuus on meissä itse kussakin hyvin monitasoinen ja moni-ilmeinen kokonaisuus. Se liittyy hyvin moniin muihin tarpeisiin: läheisyyden tarve, turvallisuuden tarve, hyväksytyksi<text:s/><text:soft-page-break/>ja arvostetuksi tulemisen tarve, huippukokemusten tarve jne. Seksuaalista kiihottuminen voi liittyä hyvin erilaisiin tunnetiloihin: pelko, häpeä, syyllisyys, likaisuus ja toisaalta, intiimisyys, herkkyys, läheisyys jne. Monille kieltojen<text:s/>ylittäminen voi olla todella kiihottava mielikuva. Itse kullakin meistä on omanlaisemme seksuaalinen käsikirjoitus, mistä kaikesta kiihotumme eri tilanteissa. Sinun kannattaakin tutkia, missä tilanteissa hakeudut homopornon tai siihen liittyvien mielikuvien pariin. Mitä se silloin palvelee sinussa? Mitä silloin tarvitset?<text:s/><text:line-break/><text:line-break/>Ei ole kovinkaan harvinaista että heteroseksuaalisessa suhteessa elävä mies, joka nauttii seksistä puolisonsa kanssa, aika-ajoin kiihottuu myös homoseksuaalisista mielikuvista. Niihin ei<text:s/>ehkä liity ajatusta emotionaalisesta suhteesta vaan ne ovat pelkistetyn seksuaalisia. Ehkäpä ne juuri siksi sopivat osaksi itsetyydytystä, kun niissä voi olla täysin itsekäs ja ”rivo”. Niistä vain ei yleensä kerrota kavereille. Moni kun kokee homoseksuaaliset mielikuvat liian likaisiksi mikä näkyy erilaisissa puhetavoissa. Tutkijat ovat kuitenkin sanoneet että meissä itse kussakin löytyy sekä homoseksuaalinen että heteroseksuaalinen potentiaali, joista toinen on hallitseva ja toinen alisteinen. Se alisteinen puoli voi sitten kanavoitua fantasioihin ja pysyä siellä. Monesti seksifantasiat toimivat vain fantasioina, toteutettuna ne menettävät hohtonsa. Joillakin toki on heterosuhteen ohessa salattu anonyymi seksuaalisuus miesten kanssa.<text:s/><text:line-break/><text:line-break/>Olennaista sinun kannaltasi varmaan on se, miten täyteläisesti toteutat omaa heteroseksuaalisuuttasi kumppanisi kanssa. Mitä kokonaisvaltaisemmin koette seksuaalisuutenne siinä toinen toisiltanne oppien, sen paremmin se palkitsee teitä kumpaakin. Silloin ajoittaiset homopornofantasiat voivat olla täydentävä osa omaa sisästä seksuaalisuuttasi, joita ei tarvitse hävetä. Jos niiden käyttö lisääntyy, sinun kannattaa tutkia mistä on kyse. Mitä ne silloin palvelevat? Mitä silloin tarvitset?<text:line-break/><text:line-break/>Olet pohtinut niitä tarinoita, jossa vuosikymmenet heteroliitossa elänyt mies tuleekin homona ulos kaapista. Harvoin siinä on kyse vain homopornomielikuvien toteuttamisesta. Toki osalla aluksi ulostulon jälkeen seksuaalisten tarpeiden toteuttaminen voi olla etusijalla mutta useimmiten kyse on ensisijaisesti emotionaalisen suhteen kaipuusta mieheen.<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22:00Z</meta:creation-date>
    <dc:date>2023-01-19T14:22:00Z</dc:date>
    <meta:template xlink:href="Normal.dotm" xlink:type="simple"/>
    <meta:editing-cycles>1</meta:editing-cycles>
    <meta:editing-duration>PT0S</meta:editing-duration>
    <meta:document-statistic meta:page-count="2" meta:paragraph-count="10" meta:word-count="567" meta:character-count="5154" meta:row-count="38" meta:non-whitespace-character-count="4597"/>
  </office:meta>
</office:document-meta>
</file>